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dgeMethodsHitAgainTest.testBridgeInvocationIsRecordedForIntercep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MethodsHitAgainTest.checkWithExtra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idgeMethodsHitAgainTest.basic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